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upira profondément alors qu'il empruntait le même chemin que tous les jours pour rentrer chez lui. Cette journée avait été aussi pénible que toutes les autres. Le garçon avait énormément de mal à s'intégrer dans son collège, que ce soit d'un point de vue scolaire ou sociale. Il éprouvait de terribles difficultés à rester concentré en classe, tant et si bien que ses parents avaient déjà été plusieurs fois convoqués par son professeur principal, celui-ci le soupçonnant d'être atteint d'un déficit de l'attention pathologique. Ce n'était cependant pas la seule raison pour laquelle ils avaient été convoqués, et pour cause ; Edward était soi-disant responsable de « troubles de l'ordre » au sein du collège. Le blondin s'était en fait battu plusieurs fois dans la cour de récréation. Enfin « battu », il s'était surtout fait mettre une rouste à plusieurs reprises par une bande de racailles qui faisait régner la terreur chez les plus jeunes et les plus faibles.</text:p>
      <text:p text:style-name="Standard"/>
      <text:p text:style-name="Standard">Ne vous méprenez pas. Edward était suffisamment discret et suffisamment malin pour qu'on le laisse tranquille de manière générale. S'il se retrouvait impliqué dans ces bagarres c'était de son plein gré. Pourquoi donc un gamin avec un physique aussi peu développé cherchait à se frotter à des vauriens dans ce genre, me demanderez-vous ? Tout simplement car le gamin en question était un tantinet obsédé par l'équilibre sous toutes ses formes, ce qui incluait bien évidemment la justice, et laisser ces voyous racketter et molester d'autres enfants n'était pas quelque chose qui rentrait dans ce credo. Alors il essayait de s'interposer à chaque fois, ce qui lui valait une bonne correction et une convocation chez le directeur. Le préadolescent avait beau expliquer tout ceci à ses parents, ceux-ci ne voulaient rien savoir et lui répétaient simplement inlassablement qu'il ne devait pas se battre.</text:p>
      <text:p text:style-name="Standard"/>
      <text:p text:style-name="Standard">Alors forcément, entre les cours auxquels il n'arrivait pas à accrocher et ça, le collège n'était clairement pas son endroit favori et les journées étaient très longues. Pour autant, Edward était loin d'être malheureux, les heures de cours interminables étant l'occasion rêvée pour laisser son esprit s'évader comme il aimait le faire. Il était d'ailleurs en ce moment même perdu dans ses pensées, suivant machinalement le chemin qu'il prenait chaque jour pour rentrer chez lui. Il n'était pas rare dans une petite ville tranquille de banlieue comme celle où vivaient les Drawde de laisser les enfants rentrer seul, même à onze ans comme Edward. Le quartier était plutôt sûr, aussi la scène à laquelle il assista était suffisamment rare pour être remarquée. La bande de son collège à laquelle il avait l'habitude de se confronter était en train d'emmerder un gosse de son âge environ. Tiré de ses rêveries, Edward se mit à courir en direction de l'attroupement. Arrivé à quelques mètres, il s'arrêta et interpella le petit groupe.</text:p>
      <text:p text:style-name="Standard"/>
      <text:p text:style-name="Standard">-Eh ! Arrêtez !</text:p>
      <text:p text:style-name="Standard"/>
      <text:p text:style-name="Standard">-Oh mais c'est le petit Edward, fit l'un d'entre eux en se retournant. La raclée de ce midi ne t'a pas suffit ?</text:p>
      <text:p text:style-name="Standard"/>
      <text:p text:style-name="Standard">-Ferme-là, Kevin ! Tu veux pas te trouver un adversaire à ta ta...</text:p>
      <text:p text:style-name="Standard"/>
      <text:p text:style-name="Standard">Le coup de poing qu'il reçu dans la poitrine avant qu'il n'ait le temps de finir sa phrase lui coupa net la respiration. Dans un hoquet mêlant surprise et douleur, il fut projeté quelques mètres plus loin et se retrouva le cul sur le bitume, sous le rire moqueur du susnommé Kevin et de sa troupe. En essayant de reprendre son souffle -comprendre ici en respirant comme un bœuf-, Edward se releva difficilement, les mains sur les genoux. Il jeta un regard empli de haine à son agresseur, puis au gamin qu'il était venu secourir. Celui-ci était dans un coin, visiblement terrorisé. Et il n'avait pas tort. Les types qu'ils affrontaient avaient tous au moins deux ou trois ans de plus qu'Edward et ils faisaient facilement une tête de plus que lui. Ce n'était pourtant pas une raison pour les laisser répandre leur bêtise. Dans un cri de rage, le blondin se jeta vers Kevin poing en avant. Il fut cueilli par celui de ce dernier, l'envoyant à nouveau valser, son arcade sourcilière s'ouvrant au passage. Il allait encore prendre un sacré savon en rentrant ce soir...</text:p>
      <text:p text:style-name="P1">Il fallut un certain temps à Edward pour déterminer si ce qui se déroulait sous ses yeux était le fruit du coup qu'il venait de recevoir et qui lui aurait causé des hallucinations où si la scène avait effectivement lieu. Kevin, qui était trop occupé à rire de la mandale qu'il venait de lui envoyer en pleine poire pour regarder autour de lui, se vit soulever du sol d'un bon mètre par un inconnu qui se matérialisa dans son dos sans qu'aucun des protagonistes présents ne le voit venir. L'espace d'un instant, la stupeur prit possession de la scène et personne ne parvint à bouger tant cette intervention était inattendue. Finalement les copains de bouboule se ressaisirent et se mirent à attaquer -sans grand succès- de concert le nouvel arrivant.</text:p>
      <text:p text:style-name="Standard"/>
      <text:p text:style-name="Standard">S'ensuivit alors quelque chose d'encore plus extraordinaire que la lévitation forcée dudit adolescent puisque le jeune homme qui venait de faire son entrée parvint grâce à une réussite critique en jet de charisme -au moins- à les repousser d'une simple intimidation. D'un autre côté, Edward y saurait sûrement également réfléchi à deux fois s'il avait risqué de se prendre les quatre-vingt kilos bien tassés de Kevin en pleine poire, même s'il en avait déjà eu un avant-goût grâce à la rencontre entre le poing de celui-ci et son propre visage. Suite à quoi tout le monde en prit pour son grade, Mathieu enchaînant les insultes à qui voulait l'entendre, y compris à notre pauvre blondin qui fut accusé de s'être vu trop beau. Ce qui n'était que partiellement faux. Mais pas tout à fait vrai non plus.</text:p>
      <text:p text:style-name="Standard"/>
      <text:p text:style-name="Standard">-Ah... Ouais... Je m'en remettrai, je crois.</text:p>
      <text:p text:style-name="Standard"/>
      <text:p text:style-name="Standard">Sa respiration saccadée et son souffle rauque semblaient pourtant indiquer le contraire. Avec un râle de souffrance le garçon empoigna la main qu'on lui tendait puis se releva en grimaçant. Cet abruti ne l'avait pas raté. Il fut ainsi aux premières loges pour suivre le reste de la soufflante que la bande de thugs des bacs à sable était sur le point de se prendre, non sans afficher un sourire débordant d'un plaisir malsain à les voir se faire ridiculiser de la sorte. Après avoir fini de les réduire en charpie verbalement -car pas un seul coup n'avait été échangé depuis son arrivée providentielle, son sauveur se tourna à nouveau vers lui pour lui demander s'il souhaitait se venger sur les membres de la bande histoire de remettre les compteurs à zéro. Edward mit quelques secondes à comprendre ce qu'il lui proposait et un petit air de surprise s'installa sur son visage alors qu'il faisait mine de réfléchir.</text:p>
      <text:p text:style-name="Standard"/>
      <text:p text:style-name="Standard">-Hum... Non, ça ira. Je crois que la leçon que vous leur avez donnée sera suffisante.</text:p>
      <text:p text:style-name="Standard"/>
      <text:p text:style-name="Standard">Le pire, c'est qu'Edward était honnête en disant cela. Sa maladie le rendait complètement obsédé par l'équilibre, l'harmonie, et il pensait que briser cette loi universelle était la pire des choses qu'un homme pouvait faire. Si la loi du Talion était son leitmotiv, il se devait lui-même d'être juste dans ses châtiments lorsqu'il avait l'occasion d'en donner. Ces gars ne l'avaient même pas touché alors... Enfin pour la plupart. Wait.</text:p>
      <text:p text:style-name="Standard"/>
      <text:p text:style-name="Standard">-Encore que...</text:p>
      <text:p text:style-name="Standard"/>
      <text:p text:style-name="Standard">Sans crier gare, Edward lança son poing du plus fort qu'il le pouvait en direction de la mâchoire de Kevin fraîchement reposé au sol. Le choc fut si brutal qu'il fut impossible de déterminer lequel des deux avait crié le plus fort. Sans regarder l'état de son adversaire du moment, le blondin se mit à sautiller en se tenant le poignet, son visage alternant entre les grimaces de douleur.</text:p>
      <text:p text:style-name="Standard"/>
      <text:p text:style-name="Standard">-Putain mais ça fait mal !</text:p>
      <text:p text:style-name="P1">Le coup qu'il asséna sans retenue à Kevin sembla surprendre tout le monde -et peut-être même lui le premier. Même le « grand », le nouvel arrivant, tira une tête de dix pieds de long en voyant le crochet partir et en sentant le poids de bouboule lui échapper des mains. Il fallait dire qu'Edward y avait mis tout son cœur. Il n'y était clairement pas allé de main morte, et la forme de son poignet -proche de l'angle droit à l'heure actuelle- pouvait en témoigner sans problème. Tandis que le blondinet continuait à sauter sur place en gémissant de douleur, il eut droit, à l'instar des autres membres du petit groupe, à une nouvelle remontrance de la part de Mathieu sur la violence -et surtout le manque de contrôle- de sa patate.</text:p>
      <text:p text:style-name="Standard"/>
      <text:p text:style-name="Standard">L'enfant lui jeta un regard assassin, semblant vouloir dire « tu crois que j'ai pas remarqué ? » et finit par se calmer, la douleur s'estompant légèrement, sans aucun doute du fait de ses petits bonds de cabri. Il put donc assister tranquillement à la mise en déroute de ses agresseurs, qui ne se privèrent pas de lui adresser des signes assez explicites alors qu'ils s'enfuyaient la queue entre les jambes, promesse d'un retour mouvementé au collège dans les jours qui suivraient. Edward lâcha un soupir de lassitude alors qu'il se laissait tomber comme une masse, s'adossant au mur d'une maison dans son dos le temps de reprendre son souffle. Son sauveur se tourna alors vers lui et le gamin qu'il était lui-même venu secourir pour leur proposer de les emmener à son « labo » pour panser leurs blessures. Edward grimaça.</text:p>
      <text:p text:style-name="Standard"/>
      <text:p text:style-name="Standard">-Nan, merci m'sieur mais j'vais rentrer chez moi. J'vais déjà prendre une soufflante pour le retard alors on va peut-être pas pousser...</text:p>
      <text:p text:style-name="Standard"/>
      <text:p text:style-name="Standard">Joignant le geste à la parole, l'adolescent se releva tant bien que mal, sa main blessée pendant mollement le long de son corps tandis que l'autre servait de compresse à son arcade endommagée qui saignait abondamment. Tout en faisant du mieux qu'il pouvait pour paraître en bon état, il se mit en route en claudiquant. Mais après quelques mètres à peine, Edward sentit son esprit se mettre à tourner joyeusement. Le blondin s'appuya sur un mur proche pour garder l'équilibre et cligna des yeux plusieurs fois de suite en essayant de retrouver sa stabilité. Mais l'opposé se produisit tandis que son regard se troublait de plus en plus. Visiblement, le coup qu'il avait pris à l’œil était plus grave qu'il n'y paraissait. Il fallait prier pour que ce ne soit pas une commotion. La dernière chose à laquelle Edward songea avant de s'évanouir et de tomber comme un poids mort sur le trottoir fut qu'il allait définitivement être en retard pour le dîner.</text:p>
      <text:p text:style-name="Standard"/>
      <text:p text:style-name="Standard">-Fait c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25T19:57:49.43</meta:creation-date>
    <dc:date>2017-05-28T00:41:21.95</dc:date>
    <meta:editing-duration>PT4H35M52S</meta:editing-duration>
    <meta:editing-cycles>314</meta:editing-cycles>
    <meta:generator>OpenOffice/4.1.2$Win32 OpenOffice.org_project/412m3$Build-9782</meta:generator>
    <meta:document-statistic meta:table-count="0" meta:image-count="0" meta:object-count="0" meta:page-count="3" meta:paragraph-count="21" meta:word-count="1757" meta:character-count="10267"/>
  </office:meta>
</office:document-meta>
</file>